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2" fo:font-size="9pt" fo:font-weight="bold" officeooo:rsid="0005b6e9" officeooo:paragraph-rsid="0010ad28" style:font-size-asian="9pt" style:font-weight-asian="bold" style:font-size-complex="9pt" style:font-weight-complex="bold"/>
    </style:style>
    <style:style style:name="P2" style:family="paragraph" style:parent-style-name="Preformatted_20_Text">
      <style:text-properties officeooo:paragraph-rsid="00036019"/>
    </style:style>
    <style:style style:name="P3" style:family="paragraph" style:parent-style-name="Standard">
      <style:text-properties officeooo:rsid="00072267" officeooo:paragraph-rsid="00072267"/>
    </style:style>
    <style:style style:name="P4" style:family="paragraph" style:parent-style-name="Standard">
      <style:text-properties officeooo:paragraph-rsid="00072267"/>
    </style:style>
    <style:style style:name="P5" style:family="paragraph" style:parent-style-name="Standard">
      <style:text-properties officeooo:rsid="0007c551" officeooo:paragraph-rsid="0007c551"/>
    </style:style>
    <style:style style:name="P6" style:family="paragraph" style:parent-style-name="Standard">
      <style:text-properties officeooo:paragraph-rsid="0007c551"/>
    </style:style>
    <style:style style:name="P7" style:family="paragraph" style:parent-style-name="Standard">
      <style:text-properties officeooo:paragraph-rsid="000b59a2"/>
    </style:style>
    <style:style style:name="P8" style:family="paragraph" style:parent-style-name="Standard">
      <style:paragraph-properties fo:text-align="center" style:justify-single-word="false"/>
      <style:text-properties officeooo:rsid="000c1acd" officeooo:paragraph-rsid="000c1acd"/>
    </style:style>
    <style:style style:name="P9" style:family="paragraph" style:parent-style-name="Standard">
      <style:text-properties officeooo:rsid="000a2c6e" officeooo:paragraph-rsid="000a2c6e"/>
    </style:style>
    <style:style style:name="P10" style:family="paragraph" style:parent-style-name="Standard">
      <style:text-properties style:font-name="Liberation Sans1" officeooo:rsid="000c1acd" officeooo:paragraph-rsid="000b59a2"/>
    </style:style>
    <style:style style:name="P11" style:family="paragraph" style:parent-style-name="Standard">
      <style:text-properties style:font-name="Liberation Sans1" officeooo:rsid="000b59a2" officeooo:paragraph-rsid="000b59a2"/>
    </style:style>
    <style:style style:name="P12" style:family="paragraph" style:parent-style-name="Text_20_body">
      <style:text-properties officeooo:rsid="000a2c6e" officeooo:paragraph-rsid="000a2c6e"/>
    </style:style>
    <style:style style:name="P13" style:family="paragraph" style:parent-style-name="Heading_20_1">
      <style:text-properties officeooo:rsid="0002634c"/>
    </style:style>
    <style:style style:name="P14" style:family="paragraph" style:parent-style-name="Heading_20_1">
      <style:text-properties officeooo:paragraph-rsid="00036019"/>
    </style:style>
    <style:style style:name="P15" style:family="paragraph" style:parent-style-name="Heading_20_2">
      <style:text-properties officeooo:paragraph-rsid="00036019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0b690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officeooo:rsid="0001903a"/>
    </style:style>
    <style:style style:name="T6" style:family="text">
      <style:text-properties style:font-name="Liberation Sans2" fo:font-size="16.1000003814697pt" fo:font-weight="bold" officeooo:rsid="0000f29d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7" style:family="text">
      <style:text-properties style:font-name="Liberation Sans2" fo:font-size="16.1000003814697pt" fo:font-weight="bold" officeooo:rsid="0002bc11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8" style:family="text">
      <style:text-properties style:font-name="Liberation Sans2" fo:font-size="16.1000003814697pt" fo:font-weight="bold" officeooo:rsid="0011402a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9" style:family="text">
      <style:text-properties officeooo:rsid="0002634c"/>
    </style:style>
    <style:style style:name="T10" style:family="text">
      <style:text-properties officeooo:rsid="0002bc11"/>
    </style:style>
    <style:style style:name="T11" style:family="text">
      <style:text-properties officeooo:rsid="000394a6"/>
    </style:style>
    <style:style style:name="T12" style:family="text">
      <style:text-properties officeooo:rsid="0004fa60"/>
    </style:style>
    <style:style style:name="T13" style:family="text">
      <style:text-properties officeooo:rsid="00072267"/>
    </style:style>
    <style:style style:name="T14" style:family="text">
      <style:text-properties style:font-name="Liberation Sans1"/>
    </style:style>
    <style:style style:name="T15" style:family="text">
      <style:text-properties style:font-name="Liberation Sans1" officeooo:rsid="00072267"/>
    </style:style>
    <style:style style:name="T16" style:family="text">
      <style:text-properties style:font-name="Liberation Sans1" officeooo:rsid="0007c551"/>
    </style:style>
    <style:style style:name="T17" style:family="text">
      <style:text-properties style:font-name="Liberation Sans1" officeooo:rsid="000a2c6e"/>
    </style:style>
    <style:style style:name="T18" style:family="text">
      <style:text-properties style:font-name="Liberation Sans1" officeooo:rsid="000b327a"/>
    </style:style>
    <style:style style:name="T19" style:family="text">
      <style:text-properties style:font-name="Liberation Sans1" officeooo:rsid="000b59a2"/>
    </style:style>
    <style:style style:name="T20" style:family="text">
      <style:text-properties style:font-name="Liberation Sans1" officeooo:rsid="000c1acd"/>
    </style:style>
    <style:style style:name="T21" style:family="text">
      <style:text-properties style:font-name="Liberation Sans1" style:text-underline-style="solid" style:text-underline-width="auto" style:text-underline-color="font-color" officeooo:rsid="000c1acd"/>
    </style:style>
    <style:style style:name="T22" style:family="text">
      <style:text-properties style:font-name="Liberation Sans1" style:text-underline-style="none" officeooo:rsid="000c1acd"/>
    </style:style>
    <style:style style:name="T23" style:family="text">
      <style:text-properties officeooo:rsid="0007c551"/>
    </style:style>
    <style:style style:name="T24" style:family="text">
      <style:text-properties officeooo:rsid="000a2c6e"/>
    </style:style>
    <style:style style:name="T25" style:family="text">
      <style:text-properties style:font-name="Liberation Sans" officeooo:rsid="000c1acd"/>
    </style:style>
    <style:style style:name="T26" style:family="text">
      <style:text-properties style:font-name="Noto Serif" style:text-underline-style="none" officeooo:rsid="000c1acd"/>
    </style:style>
    <style:style style:name="T27" style:family="text">
      <style:text-properties officeooo:rsid="000eb795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31449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31449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Deel 1: Introductie</text:h>
      <text:h text:style-name="Heading_20_2" text:outline-level="2">Stap 1: <text:span text:style-name="T5">Teaser</text:span></text:h>
      <text:p text:style-name="Standard">Filmpje van <text:span text:style-name="T24">maan</text:span>lander: <text:span text:style-name="T12">een interactieve real-time simulatie.</text:span></text:p>
      <text:p text:style-name="Standard">Bekijken globale opbouw van broncode uit objecten: dit is OOP<text:span text:style-name="T24">.</text:span></text:p>
      <text:p text:style-name="Standard"><text:span text:style-name="T10">Uitleg c</text:span>lass diagr<text:span text:style-name="T10">am: b</text:span>ij OOP draait het om dingen met toestand en interactie<text:span text:style-name="T24">.</text:span></text:p>
      <text:h text:style-name="P15" text:outline-level="2">Stap 2: <text:span text:style-name="T10">Wat kun je na deze les</text:span></text:h>
      <text:p text:style-name="Standard">Werken met Python vanaf de command prompt<text:span text:style-name="T24">.</text:span></text:p>
      <text:p text:style-name="Standard">Variabelen maken van typen <text:span text:style-name="T28">int</text:span><text:span text:style-name="T31">,</text:span><text:span text:style-name="T28"> float</text:span><text:span text:style-name="T30">,</text:span><text:span text:style-name="T28"> bool</text:span><text:span text:style-name="T30">,</text:span><text:span text:style-name="T28"> string</text:span><text:span text:style-name="T30">,</text:span><text:span text:style-name="T28"> tuple</text:span><text:span text:style-name="T30">,</text:span><text:span text:style-name="T28"> list</text:span><text:span text:style-name="T30">,</text:span><text:span text:style-name="T28"> dict</text:span><text:span text:style-name="T30">,</text:span><text:span text:style-name="T28"> set</text:span><text:span text:style-name="T29"> </text:span><text:span text:style-name="T24">.</text:span></text:p>
      <text:p text:style-name="Standard">Type van variabelen opvragen<text:span text:style-name="T24">.</text:span></text:p>
      <text:p text:style-name="Standard">Beste type kiezen in gegeven situatie<text:span text:style-name="T24">.</text:span></text:p>
      <text:p text:style-name="Standard">Conversion constructors gebruiken<text:span text:style-name="T24">.</text:span></text:p>
      <text:p text:style-name="Standard">Geneste polymorfe containers gebruiken<text:span text:style-name="T24">.</text:span></text:p>
      <text:h text:style-name="P15" text:outline-level="2">Stap 3: <text:span text:style-name="T7">Ophalen benodigde voorkennis</text:span></text:h>
      <text:p text:style-name="P3">Variabele is plek in geheugen met naam en type<text:span text:style-name="T24">.</text:span></text:p>
      <text:p text:style-name="P4"><text:span text:style-name="T13">Assignment, arithmetic, relational en boolean operato</text:span><text:span text:style-name="T15">rs</text:span><text:span text:style-name="T17">.</text:span></text:p>
      <text:p text:style-name="P4"><text:span text:style-name="T15">Objecten zijn variabelen van zelfgemaakt type, met fields en methods of operators</text:span><text:span text:style-name="T17">.</text:span></text:p>
      <text:h text:style-name="P14" text:outline-level="1"><text:span text:style-name="T9">Deel 2: </text:span>Kern</text:h>
      <text:h text:style-name="P15" text:outline-level="2">Stap 4: <text:span text:style-name="T6">U</text:span><text:span text:style-name="T7">itleg van de nieuwe lesstof</text:span></text:h>
      <text:p text:style-name="P6"><text:span text:style-name="T23">Korte samenvatting <text:s/>van de bijbehorende videoles, gel</text:span><text:span text:style-name="T16">egenheid tot vragen</text:span><text:span text:style-name="T17">.</text:span></text:p>
      <text:p text:style-name="P6"><text:span text:style-name="T16">Uitleg </text:span><text:span text:style-name="T23">OO gebruik van turtle library aan de hand van runnen code-voorbeeld ,cut &amp; paste code in command prompt.</text:span></text:p>
      <text:p text:style-name="P6"><text:span text:style-name="T16">Bekijken t</text:span><text:span text:style-name="T23">ypen van turtle-gerelateerde objecten.</text:span></text:p>
      <text:p text:style-name="P5">Snappen wat van Python 3.8 turtle docs nuttig is en wat beter kan worden vermeden<text:span text:style-name="T27">.</text:span></text:p>
      <text:h text:style-name="P15" text:outline-level="2">Stap 5: <text:span text:style-name="T5">Voorbeelden en vragen door docent</text:span></text:h>
      <text:p text:style-name="Standard">Bespreken niet-triviale code-fragmenten met geleerde datatypen (klassen)<text:span text:style-name="T27">.</text:span></text:p>
      <text:p text:style-name="P9">Waarom in deze situatie specifiek dit type en niet een ander.</text:p>
      <text:h text:style-name="Heading_20_2" text:outline-level="2">Stap 6: <text:span text:style-name="T11">Oefenen met de nieuwe lesstof</text:span></text:h>
      <text:p text:style-name="P9">Beschrijf van elk behandeld datatype kort wanneer je het in het algemeen het beste kunt gebruiken en wat grensgevallen zijn waarin een ander type wel of niet de voorkeur verdient.</text:p>
      <text:h text:style-name="P15" text:outline-level="2">Stap 7: Feedback <text:span text:style-name="T5">op gemaakte oefening</text:span></text:h>
      <text:p text:style-name="P12">Een of meerdere leden van elke groep delen hun beschrijving, docent en medestudenten geven feedback, evt. na vragen om nadere uitleg<text:span text:style-name="T27">.</text:span></text:p>
      <text:p text:style-name="P2"><text:soft-page-break/></text:p>
      <text:h text:style-name="P14" text:outline-level="1"><text:span text:style-name="T9">Deel 3: </text:span>Af<text:span text:style-name="T9">ronding</text:span></text:h>
      <text:h text:style-name="P15" text:outline-level="2">Stap 8: Evalu<text:span text:style-name="T11">eren of deze les goed “geland” is</text:span></text:h>
      <text:p text:style-name="Standard">E<text:span text:style-name="T25">é</text:span>n of meer leden van elke groep stellen vragen en/of geven tips en/of tops.</text:p>
      <text:h text:style-name="P15" text:outline-level="2">Stap 9: <text:span text:style-name="T8">Huiswerk om je de lesstof verder eigen te maken</text:span></text:h>
      <text:p text:style-name="P7"><text:span text:style-name="T17">Z</text:span><text:span text:style-name="T18">ie opdrachten-tab in </text:span><text:span text:style-name="T20">MS-Teams</text:span><text:span text:style-name="T18">.</text:span><text:span text:style-name="T20"><text:line-break/><text:line-break/></text:span><text:span text:style-name="T22">Inleveren van de uitgewerkte opdrachten die bij een les horen is, samen met een positief verlopen eind-assessment, een noodzakelijke voorwaarde voor een voldoende en dient uiterlijk 2 volle dagen voor de volgende les plaats te vinden, uitsluitend op de ge</text:span><text:span text:style-name="T26">ë</text:span><text:span text:style-name="T22">igende wijze in MS-Teams.</text:span><text:span text:style-name="T21"><text:line-break/><text:line-break/></text:span><text:span text:style-name="T18">De resultaten worden d</text:span><text:span text:style-name="T19">eels in de volgende les, deels individueel besproken.</text:span><text:span text:style-name="T18"> Maak de opdrachten op het door jou gekozen niveau zo goed mogelijk, maar wees ook niet bang om f</text:span><text:span text:style-name="T19">outen te maken. </text:span><text:span text:style-name="T20">Het gaat erom dat je een serieuze poging waagt en de docenten je indien nodig kunnen helpen om verder te komen.</text:span></text:p>
      <text:p text:style-name="P10"/>
      <text:p text:style-name="P8"><text:span text:style-name="T20">-</text:span><text:span text:style-name="T14">-//--</text:span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2" fo:font-size="9pt" fo:font-weight="bold" officeooo:rsid="0005b6e9" officeooo:paragraph-rsid="0010ad28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10b690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07T14:59:56.925096559</dc:date>
    <meta:editing-duration>PT4H19M51S</meta:editing-duration>
    <meta:editing-cycles>16</meta:editing-cycles>
    <meta:generator>LibreOffice/6.3.5.2$Linux_X86_64 LibreOffice_project/30$Build-2</meta:generator>
    <meta:document-statistic meta:table-count="0" meta:image-count="0" meta:object-count="0" meta:page-count="2" meta:paragraph-count="36" meta:word-count="405" meta:character-count="2531" meta:non-whitespace-character-count="2160"/>
  </office:meta>
</office:document-meta>
</file>